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ec4c6" officeooo:paragraph-rsid="001ec4c6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3841028420" text:style-name="L1">
        <text:list-item>
          <text:p text:style-name="P19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24705639210824" text:continue-numbering="true" text:style-name="L1">
        <text:list-item>
          <text:p text:style-name="P19">Conhecendo o CSS</text:p>
        </text:list-item>
      </text:list>
      <text:p text:style-name="P11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24705728708068" text:continue-numbering="true" text:style-name="L1">
        <text:list-item>
          <text:p text:style-name="P20">Comentários</text:p>
        </text:list-item>
      </text:list>
      <text:p text:style-name="P5">* Não irá afetar o seu código;</text:p>
      <text:p text:style-name="P5">* Ajuda a lembrar blocos de códigos;</text:p>
      <text:p text:style-name="P16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16"><text:span text:style-name="T1">* Comentários começam com </text:span><text:span text:style-name="T3">‘/*’ e terminam com ‘*/’;</text:span></text:p>
      <text:p text:style-name="P16"><text:span text:style-name="T3">* </text:span><text:span text:style-name="T4">Você pode usar para desabilitar partes do seu código;</text:span></text:p>
      <text:p text:style-name="P12"/>
      <text:list xml:id="list224704932747102" text:continue-numbering="true" text:style-name="L1">
        <text:list-item>
          <text:p text:style-name="P21">Anatomia</text:p>
        </text:list-item>
      </text:list>
      <text:p text:style-name="P17">css</text:p>
      <text:p text:style-name="P18">h1 {</text:p>
      <text:p text:style-name="P18"><text:tab/>color: blue;</text:p>
      <text:p text:style-name="P18"><text:tab/>font-size: 60px;</text:p>
      <text:p text:style-name="P18"><text:tab/>background: gray;</text:p>
      <text:p text:style-name="P18">}</text:p>
      <text:p text:style-name="P17"/>
      <text:p text:style-name="P17"><text:span text:style-name="T6">Selector - h1</text:span>: irá procurar todas as Tags h1 que tiver no seu documento html e aplicará as propriedades que foram colocadas no seu CSS.</text:p>
      <text:p text:style-name="P17"><text:span text:style-name="T6">Declararion - </text:span><text:span text:style-name="T7">{}:</text:span><text:span text:style-name="T8"> Tudo que está entre as chaves {}.</text:span></text:p>
      <text:p text:style-name="P17"><text:span text:style-name="T6">Properties – </text:span><text:span text:style-name="T7">color, font-size, background:</text:span><text:span text:style-name="T8"> elementos que serão alterados no html.</text:span></text:p>
      <text:p text:style-name="P17"><text:span text:style-name="T6">Property Value – </text:span><text:span text:style-name="T7">blue, 60px, gray:</text:span><text:span text:style-name="T8"> Caracteríticas/valores aplicadas.</text:span></text:p>
      <text:p text:style-name="P17"/>
      <text:list xml:id="list224706787818030" text:continue-numbering="true" text:style-name="L1">
        <text:list-item>
          <text:p text:style-name="P22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13">*{</text:p>
      <text:p text:style-name="P13"><text:soft-page-break/><text:tab/>margin: 0;</text:p>
      <text:p text:style-name="P13"><text:tab/>background-color: blue;</text:p>
      <text:p text:style-name="P13">}</text:p>
      <text:p text:style-name="P13"/>
      <text:p text:style-name="P13">#container{</text:p>
      <text:p text:style-name="P13"><text:tab/>width: 320px;</text:p>
      <text:p text:style-name="P13">}</text:p>
      <text:p text:style-name="P13"/>
      <text:p text:style-name="P13">.m-40{</text:p>
      <text:p text:style-name="P13"><text:tab/>margin:40px;</text:p>
      <text:p text:style-name="P13">}</text:p>
      <text:p text:style-name="P13"/>
      <text:p text:style-name="P13">h1, h2{</text:p>
      <text:p text:style-name="P13"><text:tab/>color: green;</text:p>
      <text:p text:style-name="P13"><text:tab/>font-size: 60px;</text:p>
      <text:p text:style-name="P13"><text:tab/>background-color: yellow;</text:p>
      <text:p text:style-name="P13">}</text:p>
      <text:p text:style-name="P13"/>
      <text:list xml:id="list224706359596078" text:continue-numbering="true" text:style-name="L1">
        <text:list-item>
          <text:p text:style-name="P23">Box model</text:p>
        </text:list-item>
      </text:list>
      <text:p text:style-name="P8">Quase tudo são caixas do CSS. Posicionamentos, tamanhos, espaçamentos, bordas, cores.</text:p>
      <text:p text:style-name="P8">Caixa pode ficar ao lado uma da outra, ou acima. Elementos HTML são caixas.</text:p>
      <text:p text:style-name="P7">Toda caixa tem altura, largura, cumprimento, conteúdo dentro dela, espaços, etc.</text:p>
      <text:p text:style-name="P9"/>
      <text:p text:style-name="P14">&lt;!doctype html&gt;</text:p>
      <text:p text:style-name="P14">&lt;html lang="en"&gt;</text:p>
      <text:p text:style-name="P14"><text:tab/>&lt;head&gt;</text:p>
      <text:p text:style-name="P14"><text:tab/><text:tab/>&lt;meta charset="UTF-8"&gt;</text:p>
      <text:p text:style-name="P14"><text:tab/><text:tab/>&lt;meta name="viewport" content="width=device-width, initial-scale=1.0"&gt;</text:p>
      <text:p text:style-name="P14"><text:s text:c="8"/>&lt;title&gt;index2&lt;/title&gt;</text:p>
      <text:p text:style-name="P14"><text:s text:c="8"/>&lt;link href="style2.css" type="text/css" rel="stylesheet"&gt;</text:p>
      <text:p text:style-name="P14"><text:tab/>&lt;/head&gt;</text:p>
      <text:p text:style-name="P14"><text:tab/>&lt;body&gt;</text:p>
      <text:p text:style-name="P14"><text:s text:c="8"/>&lt;div&gt;</text:p>
      <text:p text:style-name="P14"><text:s text:c="12"/>&lt;h1&gt;Evolua Rápido&lt;/h1</text:p>
      <text:p text:style-name="P14"><text:s text:c="12"/>&lt;p&gt;Descrição&lt;/p&gt;</text:p>
      <text:p text:style-name="P14"><text:tab/><text:tab/><text:tab/>&lt;button&gt;Embarcar&lt;/button&gt;</text:p>
      <text:p text:style-name="P14"><text:s text:c="8"/>&lt;/div&gt;</text:p>
      <text:p text:style-name="P14"><text:s text:c="4"/>&lt;/body&gt;</text:p>
      <text:p text:style-name="P14">&lt;/html&gt;</text:p>
      <text:p text:style-name="P14">&lt;/!doctype&gt;</text:p>
      <text:p text:style-name="P9"/>
      <text:p text:style-name="P10">style2.css</text:p>
      <text:p text:style-name="P10"/>
      <text:p text:style-name="P15">h1{</text:p>
      <text:p text:style-name="P15"><text:tab/>border: 1px solid red;</text:p>
      <text:p text:style-name="P15"><text:tab/>margin: 200px;</text:p>
      <text:p text:style-name="P15"><text:tab/>padding: 60px;</text:p>
      <text:p text:style-name="P15"><text:tab/>color: green;</text:p>
      <text:p text:style-name="P15">}</text:p>
      <text:p text:style-name="P10"/>
      <text:list xml:id="list224705082213320" text:continue-numbering="true" text:style-name="L1">
        <text:list-item>
          <text:p text:style-name="P24">Origem do CSS</text:p>
        </text:list-item>
      </text:list>
      <text:p text:style-name="P28">&lt;!DOCTYPE html PUBLIC "-//W3C//DTD XHTML 1.0 Strict//EN"</text:p>
      <text:p text:style-name="P28"><text:tab/>"http://www.w3.org/TR/xhtml1/DTD/xhtml1-strict.dtd"&gt;</text:p>
      <text:p text:style-name="P28">&lt;html xmlns="http://www.w3.org/1999/xhtml" xml:lang="en" lang="en"&gt;</text:p>
      <text:p text:style-name="P28"/>
      <text:p text:style-name="P28"><text:soft-page-break/>&lt;head&gt;</text:p>
      <text:p text:style-name="P28"><text:tab/>&lt;title&gt;Document&lt;/title&gt;</text:p>
      <text:p text:style-name="P28"><text:tab/>&lt;meta http-equiv="content-type" content="text/html;charset=utf-8" /&gt;</text:p>
      <text:p text:style-name="P28"><text:tab/>&lt;meta name="generator" content="Geany 1.33" /&gt;</text:p>
      <text:p text:style-name="P28"><text:tab/>&lt;link rel="stylesheet" href="style.css"&gt;</text:p>
      <text:p text:style-name="P28"><text:tab/>&lt;style&gt;</text:p>
      <text:p text:style-name="P28"><text:tab/><text:tab/>#style{</text:p>
      <text:p text:style-name="P28"><text:tab/><text:tab/><text:tab/>color: orange;</text:p>
      <text:p text:style-name="P28"><text:tab/><text:tab/>}</text:p>
      <text:p text:style-name="P28"><text:tab/><text:tab/>#style2{</text:p>
      <text:p text:style-name="P28"><text:tab/><text:tab/><text:tab/>color: #01F90D;</text:p>
      <text:p text:style-name="P28"><text:tab/><text:tab/><text:tab/>}</text:p>
      <text:p text:style-name="P28"><text:tab/>&lt;/style&gt;</text:p>
      <text:p text:style-name="P28"><text:tab/></text:p>
      <text:p text:style-name="P28">&lt;/head&gt;</text:p>
      <text:p text:style-name="P28"/>
      <text:p text:style-name="P28">&lt;body&gt;</text:p>
      <text:p text:style-name="P28"><text:tab/>&lt;h1 style="color: blue"&gt;Linha&lt;/h1&gt;</text:p>
      <text:p text:style-name="P28"><text:tab/>&lt;h2 style="color: red"&gt;Estilizando&lt;/h2&gt;</text:p>
      <text:p text:style-name="P28"><text:tab/>&lt;p style="color: green"&gt;</text:p>
      <text:p text:style-name="P28"><text:tab/><text:tab/>Estilizando em linha</text:p>
      <text:p text:style-name="P28"><text:tab/><text:tab/>&lt;strong style="color: pink"&gt;estilo em linha&lt;/strong&gt;</text:p>
      <text:p text:style-name="P28"><text:tab/>&lt;/p&gt;</text:p>
      <text:p text:style-name="P28"><text:tab/>&lt;h1 id="style"&gt;Inserindo na tag &amp;lt;style&amp;gt; &lt;/h1&gt;</text:p>
      <text:p text:style-name="P28"><text:tab/>&lt;p id="style2"&gt;&lt;strong&gt;Inserindo na tag &amp;lt;style2&amp;gt;&lt;/strong&gt;&lt;/p&gt;</text:p>
      <text:p text:style-name="P28"><text:tab/>&lt;h1 id="lorem"&gt;Lorem Ipsum&lt;/h1&gt;</text:p>
      <text:p text:style-name="P28"><text:tab/></text:p>
      <text:p text:style-name="P28">&lt;/body&gt;</text:p>
      <text:p text:style-name="P28"/>
      <text:p text:style-name="P28">&lt;/html&gt;</text:p>
      <text:p text:style-name="P28"/>
      <text:p text:style-name="P29">style.css</text:p>
      <text:p text:style-name="P28">*{</text:p>
      <text:p text:style-name="P28"><text:tab/>background-color: #7C4C3E;</text:p>
      <text:p text:style-name="P28">}</text:p>
      <text:p text:style-name="P28">#lorem{</text:p>
      <text:p text:style-name="P28"><text:tab/>color: #FFF100;</text:p>
      <text:p text:style-name="P28"><text:tab/>font-family: 'Roboto Mono', monospace;</text:p>
      <text:p text:style-name="P28">}</text:p>
      <text:p text:style-name="P27"/>
      <text:list xml:id="list224705921313180" text:continue-numbering="true" text:style-name="L1">
        <text:list-item>
          <text:p text:style-name="P25">A Cascata</text:p>
        </text:list-item>
      </text:list>
      <text:p text:style-name="P26"/>
      <text:list xml:id="list224705206503597" text:continue-numbering="true" text:style-name="L1"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25T22:47:04.511332597</dc:date>
    <meta:editing-duration>PT4H16M12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3" meta:paragraph-count="120" meta:word-count="439" meta:character-count="3230" meta:non-whitespace-character-count="2793"/>
  </office:meta>
</office:document-meta>
</file>